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584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3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4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4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V$7:.$V$19];[.V2])" office:value-type="float" office:value="7">
            <text:p>7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7"/>
          <table:table-cell office:value-type="float" office:value="2">
            <text:p>2</text:p>
          </table:table-cell>
          <table:table-cell table:formula="of:=COUNTIF([.$V$7:.$V$19];[.V3])" office:value-type="float" office:value="1">
            <text:p>1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8"/>
          <table:table-cell office:value-type="float" office:value="3">
            <text:p>3</text:p>
          </table:table-cell>
          <table:table-cell table:formula="of:=COUNTIF([.$V$7:.$V$19];[.V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11"/>
        </table:table-row>
        <table:table-row table:style-name="ro3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7"/>
          <table:table-cell table:style-name="ce12" table:formula="of:=CONCATENATE(&quot;id&quot;;&quot; (&quot;;COUNTA([.U7:.U65]);&quot;)&quot;)" office:value-type="string" office:string-value="id (55)">
            <text:p>id (55)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7"/>
          <table:table-cell table:style-name="ce13" office:value-type="float" office:value="1">
            <text:p>1</text:p>
          </table:table-cell>
          <table:table-cell table:style-name="ce14" table:formula="of:=COUNTA([.W7:.AB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6"/>
          <table:table-cell/>
          <table:table-cell table:style-name="ce13" office:value-type="float" office:value="3">
            <text:p>3</text:p>
          </table:table-cell>
          <table:table-cell table:style-name="ce14" table:formula="of:=COUNTA([.W8:.AB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6"/>
          <table:table-cell/>
          <table:table-cell table:style-name="ce13" office:value-type="float" office:value="10">
            <text:p>10</text:p>
          </table:table-cell>
          <table:table-cell table:style-name="ce14" table:formula="of:=COUNTA([.W9:.AB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6"/>
          <table:table-cell/>
          <table:table-cell table:style-name="ce13" office:value-type="string">
            <office:annotation draw:style-name="gr1" draw:text-style-name="P1" svg:width="2.899cm" svg:height="0.907cm" svg:x="36.165cm" svg:y="3.691cm" draw:caption-point-x="-0.61cm" draw:caption-point-y="1.525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4" table:formula="of:=COUNTA([.W10:.AB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6"/>
          <table:table-cell/>
          <table:table-cell table:style-name="ce13" office:value-type="string">
            <text:p>101-2:2</text:p>
          </table:table-cell>
          <table:table-cell table:style-name="ce14" table:formula="of:=COUNTA([.W11:.AB11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6"/>
          <table:table-cell/>
          <table:table-cell table:style-name="ce13" office:value-type="string">
            <text:p>109</text:p>
          </table:table-cell>
          <table:table-cell table:style-name="ce14" table:formula="of:=COUNTA([.W12:.AB12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6"/>
          <table:table-cell/>
          <table:table-cell table:style-name="ce13" office:value-type="string">
            <text:p>109</text:p>
          </table:table-cell>
          <table:table-cell table:style-name="ce14" table:formula="of:=COUNTA([.W13:.AB13])" office:value-type="float" office:value="1">
            <text:p>1</text:p>
          </table:table-cell>
          <table:table-cell table:style-name="ce15" office:value-type="string">
            <text:p>2020年10月30日0:12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6"/>
          <table:table-cell/>
          <table:table-cell table:style-name="ce13" office:value-type="string">
            <text:p>11</text:p>
          </table:table-cell>
          <table:table-cell table:style-name="ce14" table:formula="of:=COUNTA([.W14:.AB1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6"/>
          <table:table-cell/>
          <table:table-cell table:style-name="ce13" office:value-type="string">
            <text:p>112-2:2</text:p>
          </table:table-cell>
          <table:table-cell table:style-name="ce14" table:formula="of:=COUNTA([.W15:.AB15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6"/>
          <table:table-cell/>
          <table:table-cell table:style-name="ce13" office:value-type="string">
            <text:p>112-3:1</text:p>
          </table:table-cell>
          <table:table-cell table:style-name="ce14" table:formula="of:=COUNTA([.W16:.AB16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6"/>
          <table:table-cell/>
          <table:table-cell table:style-name="ce13" office:value-type="string">
            <text:p>125</text:p>
          </table:table-cell>
          <table:table-cell table:style-name="ce14" table:formula="of:=COUNTA([.W17:.AB17])" office:value-type="float" office:value="2">
            <text:p>2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6"/>
          <table:table-cell/>
          <table:table-cell table:style-name="ce13" office:value-type="string">
            <text:p>129-2:2</text:p>
          </table:table-cell>
          <table:table-cell table:style-name="ce14" table:formula="of:=COUNTA([.W18:.AB18])" office:value-type="float" office:value="1">
            <text:p>1</text:p>
          </table:table-cell>
          <table:table-cell table:style-name="ce15" office:value-type="string">
            <text:p>2020年10月28日1:07:3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16"/>
          <table:table-cell/>
          <table:table-cell table:style-name="ce13" office:value-type="string">
            <text:p>137-2:3</text:p>
          </table:table-cell>
          <table:table-cell table:style-name="ce14" table:formula="of:=COUNTA([.W19:.AB19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Q</text:p>
          </table:table-cell>
          <table:table-cell table:style-name="ce2" office:value-type="string">
            <text:p>ミント：ペパーミント</text:p>
          </table:table-cell>
          <table:table-cell table:style-name="Default" table:number-columns-repeated="16"/>
          <table:table-cell/>
          <table:table-cell table:style-name="ce13" office:value-type="string">
            <text:p>137-2:2</text:p>
          </table:table-cell>
          <table:table-cell table:style-name="ce14" table:formula="of:=COUNTA([.W20:.AB20])" office:value-type="float" office:value="1">
            <text:p>1</text:p>
          </table:table-cell>
          <table:table-cell table:style-name="ce15" office:value-type="string">
            <text:p>2020年10月30日0:12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6"/>
          <table:table-cell/>
          <table:table-cell table:style-name="ce13" office:value-type="string">
            <text:p>137-3:1</text:p>
          </table:table-cell>
          <table:table-cell table:style-name="ce14" table:formula="of:=COUNTA([.W21:.AB21])" office:value-type="float" office:value="1">
            <text:p>1</text:p>
          </table:table-cell>
          <table:table-cell table:style-name="ce15" office:value-type="string">
            <text:p>2020年10月28日1:07:3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6"/>
          <table:table-cell/>
          <table:table-cell table:style-name="ce13" office:value-type="string">
            <text:p>137-3:2</text:p>
          </table:table-cell>
          <table:table-cell table:style-name="ce14" table:formula="of:=COUNTA([.W22:.AB22])" office:value-type="float" office:value="1">
            <text:p>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8"/>
          <table:table-cell/>
          <table:table-cell table:style-name="ce13" office:value-type="string">
            <text:p>14-2:2</text:p>
          </table:table-cell>
          <table:table-cell table:style-name="ce14" table:formula="of:=COUNTA([.W23:.AB23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R$45]))" office:value-type="string" office:string-value="max id=141">
            <office:annotation office:display="true" draw:style-name="gr2" draw:text-style-name="P1" svg:width="8.776cm" svg:height="3.235cm" svg:x="9.164cm" svg:y="7.664cm" draw:caption-point-x="-4.122cm" draw:caption-point-y="5.646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1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A*Q</text:p>
          </table:table-cell>
          <table:table-cell table:style-name="ce5" office:value-type="string">
            <text:p>*</text:p>
          </table:table-cell>
          <table:table-cell/>
          <table:table-cell table:style-name="ce13" office:value-type="string">
            <text:p>14-3:1</text:p>
          </table:table-cell>
          <table:table-cell table:style-name="ce14" table:formula="of:=COUNTA([.W24:.AB24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26">
            <text:p>126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14-3:2</text:p>
          </table:table-cell>
          <table:table-cell table:style-name="ce14" table:formula="of:=COUNTA([.W25:.AB25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111">
            <text:p>111</text:p>
          </table:table-cell>
          <table:table-cell table:style-name="ce6" office:value-type="float" office:value="127">
            <text:p>127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14-5:3</text:p>
          </table:table-cell>
          <table:table-cell table:style-name="ce14" table:formula="of:=COUNTA([.W26:.AB26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8">
            <text:p>128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16</text:p>
          </table:table-cell>
          <table:table-cell table:style-name="ce14" table:formula="of:=COUNTA([.W27:.AB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129">
            <text:p>129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18-2:2</text:p>
          </table:table-cell>
          <table:table-cell table:style-name="ce14" table:formula="of:=COUNTA([.W28:.AB28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30">
            <text:p>130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2-4:3</text:p>
          </table:table-cell>
          <table:table-cell table:style-name="ce14" table:formula="of:=COUNTA([.W29:.AB29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131">
            <text:p>131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21-2:2</text:p>
          </table:table-cell>
          <table:table-cell table:style-name="ce14" table:formula="of:=COUNTA([.W30:.AB30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2">
            <text:p>132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22</text:p>
          </table:table-cell>
          <table:table-cell table:style-name="ce14" table:formula="of:=COUNTA([.W31:.AB31])" office:value-type="float" office:value="2">
            <text:p>2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17">
            <text:p>117</text:p>
          </table:table-cell>
          <table:table-cell table:style-name="ce6" office:value-type="float" office:value="133">
            <text:p>133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23</text:p>
          </table:table-cell>
          <table:table-cell table:style-name="ce14" table:formula="of:=COUNTA([.W32:.AB3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4">
            <text:p>134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27-1:1</text:p>
          </table:table-cell>
          <table:table-cell table:style-name="ce14" table:formula="of:=COUNTA([.W33:.AB33])" office:value-type="float" office:value="3">
            <text:p>3</text:p>
          </table:table-cell>
          <table:table-cell table:style-name="ce15" office:value-type="string">
            <text:p>2020年10月16日23:43:34</text:p>
          </table:table-cell>
          <table:table-cell table:style-name="ce15" office:value-type="string">
            <text:p>2020年10月20日0:25:30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35">
            <text:p>135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29-2:2</text:p>
          </table:table-cell>
          <table:table-cell table:style-name="ce14" table:formula="of:=COUNTA([.W34:.AB34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6">
            <text:p>136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29-3:1</text:p>
          </table:table-cell>
          <table:table-cell table:style-name="ce14" table:formula="of:=COUNTA([.W35:.AB35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137">
            <text:p>137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3-2</text:p>
          </table:table-cell>
          <table:table-cell table:style-name="ce14" table:formula="of:=COUNTA([.W36:.AB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38">
            <text:p>138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3-3</text:p>
          </table:table-cell>
          <table:table-cell table:style-name="ce14" table:formula="of:=COUNTA([.W37:.AB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N</text:p>
          </table:table-cell>
          <table:table-cell table:style-name="ce6" table:number-columns-repeated="12"/>
          <table:table-cell table:style-name="ce6" office:value-type="float" office:value="93">
            <text:p>93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139">
            <text:p>139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4-1:1</text:p>
          </table:table-cell>
          <table:table-cell table:style-name="ce14" table:formula="of:=COUNTA([.W38:.AB38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40">
            <text:p>140</text:p>
          </table:table-cell>
          <table:table-cell office:value-type="string">
            <text:p>*</text:p>
          </table:table-cell>
          <table:table-cell table:style-name="Default"/>
          <table:table-cell table:style-name="ce13" office:value-type="string">
            <text:p>5-2</text:p>
          </table:table-cell>
          <table:table-cell table:style-name="ce14" table:formula="of:=COUNTA([.W39:.AB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P</text:p>
          </table:table-cell>
          <table:table-cell table:style-name="ce6" table:number-columns-repeated="14"/>
          <table:table-cell table:style-name="ce6" office:value-type="float" office:value="109">
            <text:p>109</text:p>
          </table:table-cell>
          <table:table-cell table:style-name="ce6" office:value-type="float" office:value="141">
            <text:p>141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-2:2</text:p>
          </table:table-cell>
          <table:table-cell table:style-name="ce14" table:formula="of:=COUNTA([.W40:.AB40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Q</text:p>
          </table:table-cell>
          <table:table-cell table:style-name="ce6" table:number-columns-repeated="15"/>
          <table:table-cell table:style-name="ce6" office:value-type="float" office:value="125">
            <text:p>125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8-4:0.5</text:p>
          </table:table-cell>
          <table:table-cell table:style-name="ce14" table:formula="of:=COUNTA([.W41:.AB4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6"/>
          <table:table-cell office:value-type="string">
            <text:p>*</text:p>
          </table:table-cell>
          <table:table-cell/>
          <table:table-cell table:style-name="ce13" office:value-type="string">
            <text:p>69-4:1</text:p>
          </table:table-cell>
          <table:table-cell table:style-name="ce14" table:formula="of:=COUNTA([.W42:.AB42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6"/>
          <table:table-cell office:value-type="string">
            <text:p>*</text:p>
          </table:table-cell>
          <table:table-cell/>
          <table:table-cell table:style-name="ce13" office:value-type="string">
            <text:p>7</text:p>
          </table:table-cell>
          <table:table-cell table:style-name="ce14" table:formula="of:=COUNTA([.W43:.AB43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6"/>
          <table:table-cell office:value-type="string">
            <text:p>*</text:p>
          </table:table-cell>
          <table:table-cell/>
          <table:table-cell table:style-name="ce13" office:value-type="string">
            <text:p>70-0.5</text:p>
          </table:table-cell>
          <table:table-cell table:style-name="ce14" table:formula="of:=COUNTA([.W44:.AB4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6"/>
          <table:table-cell office:value-type="string">
            <text:p>*</text:p>
          </table:table-cell>
          <table:table-cell/>
          <table:table-cell table:style-name="ce13" office:value-type="string">
            <text:p>71-1:3</text:p>
          </table:table-cell>
          <table:table-cell table:style-name="ce14" table:formula="of:=COUNTA([.W45:.AB45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number-columns-repeated="17" office:value-type="string">
            <text:p>*</text:p>
          </table:table-cell>
          <table:table-cell table:formula="of:=CONCATENATE(&quot;max id=&quot;;MAX([.$C$25:.$R$45]))" office:value-type="string" office:string-value="max id=141">
            <text:p>max id=141</text:p>
          </table:table-cell>
          <table:table-cell/>
          <table:table-cell table:style-name="ce13" office:value-type="string">
            <text:p>73-3:1</text:p>
          </table:table-cell>
          <table:table-cell table:style-name="ce14" table:formula="of:=COUNTA([.W46:.AB46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20"/>
          <table:table-cell table:style-name="ce13" office:value-type="string">
            <text:p>74-2:2</text:p>
          </table:table-cell>
          <table:table-cell table:style-name="ce14" table:formula="of:=COUNTA([.W47:.AB47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20"/>
          <table:table-cell table:style-name="ce13" office:value-type="string">
            <text:p>74-3:1</text:p>
          </table:table-cell>
          <table:table-cell table:style-name="ce14" table:formula="of:=COUNTA([.W48:.AB48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5"/>
          <table:table-cell table:style-name="ce13" office:value-type="string">
            <text:p>82-2:2</text:p>
          </table:table-cell>
          <table:table-cell table:style-name="ce14" table:formula="of:=COUNTA([.W49:.AB49])" office:value-type="float" office:value="2">
            <text:p>2</text:p>
          </table:table-cell>
          <table:table-cell table:style-name="ce15" office:value-type="string">
            <text:p>2020年10月19日0:56:32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5"/>
          <table:table-cell table:style-name="ce13" office:value-type="string">
            <text:p>82-2.5:2.5</text:p>
          </table:table-cell>
          <table:table-cell table:style-name="ce14" table:formula="of:=COUNTA([.W50:.AB50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20"/>
          <table:table-cell table:style-name="ce13" office:value-type="string">
            <text:p>82-3:2</text:p>
          </table:table-cell>
          <table:table-cell table:style-name="ce14" table:formula="of:=COUNTA([.W51:.AB51])" office:value-type="float" office:value="1">
            <text:p>1</text:p>
          </table:table-cell>
          <table:table-cell table:style-name="ce15" office:value-type="string">
            <text:p>2020年10月24日22:59:5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53:.$I$59]))" office:value-type="string" office:string-value="max id=15">
            <office:annotation office:display="true" draw:style-name="gr2" draw:text-style-name="P1" svg:width="8.776cm" svg:height="3.235cm" svg:x="10.545cm" svg:y="25.776cm" draw:caption-point-x="-5.503cm" draw:caption-point-y="3.596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5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10"/>
          <table:table-cell table:style-name="ce13" office:value-type="string">
            <text:p>83-1:2</text:p>
          </table:table-cell>
          <table:table-cell table:style-name="ce14" table:formula="of:=COUNTA([.W52:.AB52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0"/>
          <table:table-cell table:style-name="ce13" office:value-type="string">
            <text:p>9</text:p>
          </table:table-cell>
          <table:table-cell table:style-name="ce14" table:formula="of:=COUNTA([.W53:.AB53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0"/>
          <table:table-cell table:style-name="ce13" office:value-type="string">
            <text:p>91-2:2</text:p>
          </table:table-cell>
          <table:table-cell table:style-name="ce14" table:formula="of:=COUNTA([.W54:.AB54])" office:value-type="float" office:value="2">
            <text:p>2</text:p>
          </table:table-cell>
          <table:table-cell table:style-name="ce15" office:value-type="string">
            <text:p>2020年10月23日23:16:04</text:p>
          </table:table-cell>
          <table:table-cell table:style-name="ce15" office:value-type="string">
            <text:p>2020年10月30日0:12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0"/>
          <table:table-cell table:style-name="ce13" office:value-type="string">
            <text:p>91-3:0.5</text:p>
          </table:table-cell>
          <table:table-cell table:style-name="ce14" table:formula="of:=COUNTA([.W55:.AB55])" office:value-type="float" office:value="3">
            <text:p>3</text:p>
          </table:table-cell>
          <table:table-cell table:style-name="ce15" office:value-type="string">
            <text:p>2020年10月19日0:56:32</text:p>
          </table:table-cell>
          <table:table-cell table:number-columns-repeated="2" table:style-name="ce15" office:value-type="string">
            <text:p>2020年10月20日0:25:3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0"/>
          <table:table-cell table:style-name="ce13" office:value-type="string">
            <text:p>91-3:1</text:p>
          </table:table-cell>
          <table:table-cell table:style-name="ce14" table:formula="of:=COUNTA([.W56:.AB56])" office:value-type="float" office:value="2">
            <text:p>2</text:p>
          </table:table-cell>
          <table:table-cell table:style-name="ce15" office:value-type="string">
            <text:p>2020年10月20日23:38:16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0"/>
          <table:table-cell table:style-name="ce13" office:value-type="string">
            <text:p>91-3:2</text:p>
          </table:table-cell>
          <table:table-cell table:style-name="ce14" table:formula="of:=COUNTA([.W57:.AB57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6" table:number-columns-repeated="4"/>
          <table:table-cell table:style-name="ce6" office:value-type="float" office:value="15">
            <text:p>15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0"/>
          <table:table-cell table:style-name="ce13" office:value-type="string">
            <text:p>91-3.5:1</text:p>
          </table:table-cell>
          <table:table-cell table:style-name="ce14" table:formula="of:=COUNTA([.W58:.AB58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10"/>
          <table:table-cell table:style-name="ce13" office:value-type="string">
            <text:p>92-2:2</text:p>
          </table:table-cell>
          <table:table-cell table:style-name="ce14" table:formula="of:=COUNTA([.W59:.AB59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10"/>
          <table:table-cell table:style-name="ce13" office:value-type="string">
            <text:p>93</text:p>
          </table:table-cell>
          <table:table-cell table:style-name="ce14" table:formula="of:=COUNTA([.W60:.AB60])" office:value-type="float" office:value="1">
            <text:p>1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3" office:value-type="string">
            <text:p>98-3:3</text:p>
          </table:table-cell>
          <table:table-cell table:style-name="ce14" table:formula="of:=COUNTA([.W61:.AB61])" office:value-type="float" office:value="1">
            <text:p>1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3"/>
          <table:table-cell table:style-name="ce14" table:formula="of:=COUNTA([.W62:.AB6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3"/>
          <table:table-cell table:style-name="ce14" table:formula="of:=COUNTA([.W63:.AB6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3"/>
          <table:table-cell table:style-name="ce14" table:formula="of:=COUNTA([.W64:.AB6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3"/>
          <table:table-cell table:style-name="ce14" table:formula="of:=COUNTA([.W65:.AB6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number-columns-repeated="2" office:value-type="string">
            <text:p>*</text:p>
          </table:table-cell>
          <table:table-cell table:formula="of:=NOW()" office:value-type="date" office:date-value="2020-10-31T00:01:38.66">
            <text:p>2020/10/31 0:01</text:p>
          </table:table-cell>
          <table:table-cell table:formula="of:=NOW()" office:value-type="date" office:date-value="2020-10-31T00:01:38.66">
            <text:p>2020/10/31 0:01</text:p>
          </table:table-cell>
          <table:table-cell table:formula="of:=NOW()" office:value-type="date" office:date-value="2020-10-31T00:01:38.66">
            <text:p>2020/10/31 0:01</text:p>
          </table:table-cell>
          <table:table-cell table:formula="of:=NOW()" office:value-type="date" office:date-value="2020-10-31T00:01:38.67">
            <text:p>2020/10/31 0:01</text:p>
          </table:table-cell>
          <table:table-cell table:formula="of:=NOW()" office:value-type="date" office:date-value="2020-10-31T00:01:38.67">
            <text:p>2020/10/31 0:01</text:p>
          </table:table-cell>
          <table:table-cell table:formula="of:=NOW()" office:value-type="date" office:date-value="2020-10-31T00:01:38.67">
            <text:p>2020/10/31 0:01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014"/>
        </table:table-row>
        <table:table-row table:style-name="ro2">
          <table:table-cell table:number-columns-repeated="20"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 table:number-columns-repeated="20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3" office:value-type="float" office:value="13">
            <text:p>13</text:p>
          </table:table-cell>
          <table:table-cell table:style-name="ce14" table:formula="of:=COUNTA([.W70:.AB7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3" office:value-type="string">
            <text:p>14</text:p>
          </table:table-cell>
          <table:table-cell table:style-name="ce14" table:formula="of:=COUNTA([.W71:.AB7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3" office:value-type="string">
            <text:p>15</text:p>
          </table:table-cell>
          <table:table-cell table:style-name="ce14" table:formula="of:=COUNTA([.W72:.AB72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3" office:value-type="string">
            <text:p>15-2:1:1</text:p>
          </table:table-cell>
          <table:table-cell table:style-name="ce14" table:formula="of:=COUNTA([.W73:.AB73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3"/>
          <table:table-cell table:style-name="ce14" table:formula="of:=COUNTA([.W74:.AB7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number-columns-repeated="2" office:value-type="string">
            <text:p>*</text:p>
          </table:table-cell>
          <table:table-cell table:formula="of:=NOW()" office:value-type="date" office:date-value="2020-10-31T00:01:38.67">
            <text:p>2020/10/31 0:01</text:p>
          </table:table-cell>
          <table:table-cell table:formula="of:=NOW()" office:value-type="date" office:date-value="2020-10-31T00:01:38.67">
            <text:p>2020/10/31 0:01</text:p>
          </table:table-cell>
          <table:table-cell table:formula="of:=NOW()" office:value-type="date" office:date-value="2020-10-31T00:01:38.67">
            <text:p>2020/10/31 0:01</text:p>
          </table:table-cell>
          <table:table-cell table:formula="of:=NOW()" office:value-type="date" office:date-value="2020-10-31T00:01:38.67">
            <text:p>2020/10/31 0:01</text:p>
          </table:table-cell>
          <table:table-cell table:formula="of:=NOW()" office:value-type="date" office:date-value="2020-10-31T00:01:38.67">
            <text:p>2020/10/31 0:01</text:p>
          </table:table-cell>
          <table:table-cell table:formula="of:=NOW()" office:value-type="date" office:date-value="2020-10-31T00:01:38.67">
            <text:p>2020/10/31 0:01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1048500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6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float" office:value="2">
            <text:p>2</text:p>
          </table:table-cell>
          <table:table-cell table:style-name="ce16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6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float" office:value="4">
            <text:p>4</text:p>
          </table:table-cell>
          <table:table-cell table:style-name="ce16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6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6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6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6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3-2</text:p>
          </table:table-cell>
          <table:table-cell table:style-name="ce16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3</text:p>
          </table:table-cell>
          <table:table-cell table:style-name="ce16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5-2</text:p>
          </table:table-cell>
          <table:table-cell table:style-name="ce16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8-4:0.5</text:p>
          </table:table-cell>
          <table:table-cell table:style-name="ce16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9-4:1</text:p>
          </table:table-cell>
          <table:table-cell table:style-name="ce16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0-0.5</text:p>
          </table:table-cell>
          <table:table-cell table:style-name="ce16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2-4:1</text:p>
          </table:table-cell>
          <table:table-cell table:style-name="ce16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3" office:value-type="string">
            <text:p>73-2:2</text:p>
          </table:table-cell>
          <table:table-cell table:style-name="ce16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2" draw:text-style-name="P1" svg:width="8.776cm" svg:height="3.235cm" svg:x="8.719cm" svg:y="7.661cm" draw:caption-point-x="-4.122cm" draw:caption-point-y="5.646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6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31T00:01:38.75">
            <text:p>2020/10/31 0:01</text:p>
          </table:table-cell>
          <table:table-cell table:formula="of:=NOW()" office:value-type="date" office:date-value="2020-10-31T00:01:38.75">
            <text:p>2020/10/31 0:01</text:p>
          </table:table-cell>
          <table:table-cell table:formula="of:=NOW()" office:value-type="date" office:date-value="2020-10-31T00:01:38.75">
            <text:p>2020/10/31 0:01</text:p>
          </table:table-cell>
          <table:table-cell table:formula="of:=NOW()" office:value-type="date" office:date-value="2020-10-31T00:01:38.75">
            <text:p>2020/10/31 0:01</text:p>
          </table:table-cell>
          <table:table-cell table:formula="of:=NOW()" office:value-type="date" office:date-value="2020-10-31T00:01:38.75">
            <text:p>2020/10/31 0:01</text:p>
          </table:table-cell>
          <table:table-cell table:formula="of:=NOW()" office:value-type="date" office:date-value="2020-10-31T00:01:38.75">
            <text:p>2020/10/31 0:01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float" office:value="13">
            <text:p>13</text:p>
          </table:table-cell>
          <table:table-cell table:style-name="ce16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14</text:p>
          </table:table-cell>
          <table:table-cell table:style-name="ce16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3"/>
          <table:table-cell table:style-name="ce16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31T00:01:38.76">
            <text:p>2020/10/31 0:01</text:p>
          </table:table-cell>
          <table:table-cell table:formula="of:=NOW()" office:value-type="date" office:date-value="2020-10-31T00:01:38.76">
            <text:p>2020/10/31 0:01</text:p>
          </table:table-cell>
          <table:table-cell table:formula="of:=NOW()" office:value-type="date" office:date-value="2020-10-31T00:01:38.76">
            <text:p>2020/10/31 0:01</text:p>
          </table:table-cell>
          <table:table-cell table:formula="of:=NOW()" office:value-type="date" office:date-value="2020-10-31T00:01:38.76">
            <text:p>2020/10/31 0:01</text:p>
          </table:table-cell>
          <table:table-cell table:formula="of:=NOW()" office:value-type="date" office:date-value="2020-10-31T00:01:38.76">
            <text:p>2020/10/31 0:01</text:p>
          </table:table-cell>
          <table:table-cell table:formula="of:=NOW()" office:value-type="date" office:date-value="2020-10-31T00:01:38.76">
            <text:p>2020/10/31 0:01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2" draw:text-style-name="P1" svg:width="8.776cm" svg:height="3.235cm" svg:x="10.1cm" svg:y="22.304cm" draw:caption-point-x="-5.503cm" draw:caption-point-y="3.596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U7:'2'.AC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31">2020/10/31</text:date>, <text:time>00:01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0-31T00:01:38.24</dc:date>
    <dc:creator>iwabuchi ken</dc:creator>
    <meta:editing-duration>PT16H34M</meta:editing-duration>
    <meta:editing-cycles>117</meta:editing-cycles>
    <meta:generator>OpenOffice/4.1.3$Win32 OpenOffice.org_project/413m1$Build-9783</meta:generator>
    <meta:document-statistic meta:table-count="3" meta:cell-count="930" meta:object-count="0"/>
  </office:meta>
</office:document-meta>
</file>